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25_11-37-41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5_12-11-03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25_14-59-50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5_15-00-34_000.jpg</text:p>
          </table:table-cell>
          <table:table-cell table:style-name="ce11" office:value-type="string">
            <text:p>:m RES 1*3 / free# JVEMV6 76#_11:1 / 76. theoretical-physics(tp) / w=~,topics=変分法；オイラー・ラグランジュ方程式、導出,other=~,s=~,i=~,doc=r-5-1-~2#2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1*3 / free# JVEMV6 76#_11:1 / 76. theoretical-physics(tp) / w=~,topics=変分法；オイラー・ラグランジュ方程式、導出,other=~,s=~,i=~,doc=r-5-1-~2#2">
            <text:p>:m RES 1*3 / free# JVEMV6 76#_11:1 / 76. theoretical-physics(tp) / w=~,topics=変分法；オイラー・ラグランジュ方程式、導出,other=~,s=~,i=~,doc=r-5-1-~2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25_15-00-52_000.jpg</text:p>
          </table:table-cell>
          <table:table-cell table:style-name="ce11" office:value-type="string">
            <text:p>:m RES 2*3 / free# JVEMV6 76#_11:1 / 76. theoretical-physics(tp) / w=~,topics=変分法；オイラー・ラグランジュ方程式、導出,other=~,s=~,i=~,doc=r-5-1-~2#2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2*3 / free# JVEMV6 76#_11:1 / 76. theoretical-physics(tp) / w=~,topics=変分法；オイラー・ラグランジュ方程式、導出,other=~,s=~,i=~,doc=r-5-1-~2#2">
            <text:p>:m RES 2*3 / free# JVEMV6 76#_11:1 / 76. theoretical-physics(tp) / w=~,topics=変分法；オイラー・ラグランジュ方程式、導出,other=~,s=~,i=~,doc=r-5-1-~2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25_15-01-11_000.jpg</text:p>
          </table:table-cell>
          <table:table-cell table:style-name="ce11" office:value-type="string">
            <text:p>:m RES 3*3 / free# JVEMV6 76#_11:1 / 76. theoretical-physics(tp) / w=~,topics=変分法；オイラー・ラグランジュ方程式(ELE)、導出,other=orig+:ELEに、具体的な数値を入れてみる,s=~,i=~,doc=r-5-1-~2#2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3*3 / free# JVEMV6 76#_11:1 / 76. theoretical-physics(tp) / w=~,topics=変分法；オイラー・ラグランジュ方程式(ELE)、導出,other=orig+:ELEに、具体的な数値を入れてみる,s=~,i=~,doc=r-5-1-~2#2">
            <text:p>:m RES 3*3 / free# JVEMV6 76#_11:1 / 76. theoretical-physics(tp) / w=~,topics=変分法；オイラー・ラグランジュ方程式(ELE)、導出,other=orig+:ELEに、具体的な数値を入れてみる,s=~,i=~,doc=r-5-1-~2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25_17-39-19_000.jpg</text:p>
          </table:table-cell>
          <table:table-cell table:style-name="ce11" office:value-type="string">
            <text:p>:m RES 1*3 / free# JVEMV6 76#_11:2 / 76. theoretical-physics(tp) / w=~,topics=変分法：ELEに、数値を入れてみる,other=,s=~,i=~,doc=r-5-1-~3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3 / free# JVEMV6 76#_11:2 / 76. theoretical-physics(tp) / w=~,topics=変分法：ELEに、数値を入れてみる,other=,s=~,i=~,doc=r-5-1-~3">
            <text:p>:m RES 1*3 / free# JVEMV6 76#_11:2 / 76. theoretical-physics(tp) / w=~,topics=変分法：ELEに、数値を入れてみる,other=,s=~,i=~,doc=r-5-1-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25_17-39-41_000.jpg</text:p>
          </table:table-cell>
          <table:table-cell table:style-name="ce11" office:value-type="string">
            <text:p>:m RES 2*3 / free# JVEMV6 76#_11:2 / 76. theoretical-physics(tp) / w=~,topics=変分法：ELEに、数値を入れてみる,other=calc+:(∫^2._1(1+x^3)^(2)dx);q+:大小の比較：(∫^2._1(1+x^3)^(2)dx)と、(∫^2._1(1+x^3)dx);orig+:べき乗同士の、大小。比較,s=~,i=~,doc=r-5-1-~3#4.4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2*3 / free# JVEMV6 76#_11:2 / 76. theoretical-physics(tp) / w=~,topics=変分法：ELEに、数値を入れてみる,other=calc+:(∫^2._1(1+x^3)^(2)dx);q+:大小の比較：(∫^2._1(1+x^3)^(2)dx)と、(∫^2._1(1+x^3)dx);orig+:べき乗同士の、大小。比較,s=~,i=~,doc=r-5-1-~3#4.4">
            <text:p>:m RES 2*3 / free# JVEMV6 76#_11:2 / 76. theoretical-physics(tp) / w=~,topics=変分法：ELEに、数値を入れてみる,other=calc+:(∫^2._1(1+x^3)^(2)dx);q+:大小の比較：(∫^2._1(1+x^3)^(2)dx)と、(∫^2._1(1+x^3)dx);orig+:べき乗同士の、大小。比較,s=~,i=~,doc=r-5-1-~3#4.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25_17-40-01_000.jpg</text:p>
          </table:table-cell>
          <table:table-cell table:style-name="ce11" office:value-type="string">
            <text:p>:m RES 3*3 / free# JVEMV6 76#_11:2 / 76. theoretical-physics(tp) / w=~,topics=変分法：ELEに、数値を入れてみる,other=q+:((2^3-1)-(2^2-1));q+:((a^p-b)-(a^(p-1)-b));lemma+:((a^p-b)-(a^(p-1)-b)=a^(p-1)*(a-1)),s=~,i=~,doc=r-5-1-~3#4.4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3*3 / free# JVEMV6 76#_11:2 / 76. theoretical-physics(tp) / w=~,topics=変分法：ELEに、数値を入れてみる,other=q+:((2^3-1)-(2^2-1));q+:((a^p-b)-(a^(p-1)-b));lemma+:((a^p-b)-(a^(p-1)-b)=a^(p-1)*(a-1)),s=~,i=~,doc=r-5-1-~3#4.4">
            <text:p>:m RES 3*3 / free# JVEMV6 76#_11:2 / 76. theoretical-physics(tp) / w=~,topics=変分法：ELEに、数値を入れてみる,other=q+:((2^3-1)-(2^2-1));q+:((a^p-b)-(a^(p-1)-b));lemma+:((a^p-b)-(a^(p-1)-b)=a^(p-1)*(a-1)),s=~,i=~,doc=r-5-1-~3#4.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25_20-46-55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26_00-14-06_000.jpg</text:p>
          </table:table-cell>
          <table:table-cell table:style-name="ce11" office:value-type="string">
            <text:p>:m RES 1*2 / free# JVEMV6 76#_11:3 / 76. theoretical-physics(tp) / w=~,topics=変分法;ELE:example:弧長の最短を求める,other=calc+:(lim_(x→+∞)(x^2/(1+x^2)));(lim_(x→0)(x^2/(1+x^2))),s=~,i=~,doc=r-5-1-~2#3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RES 1*2 / free# JVEMV6 76#_11:3 / 76. theoretical-physics(tp) / w=~,topics=変分法;ELE:example:弧長の最短を求める,other=calc+:(lim_(x→+∞)(x^2/(1+x^2)));(lim_(x→0)(x^2/(1+x^2))),s=~,i=~,doc=r-5-1-~2#3">
            <text:p>:m RES 1*2 / free# JVEMV6 76#_11:3 / 76. theoretical-physics(tp) / w=~,topics=変分法;ELE:example:弧長の最短を求める,other=calc+:(lim_(x→+∞)(x^2/(1+x^2)));(lim_(x→0)(x^2/(1+x^2))),s=~,i=~,doc=r-5-1-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26_00-14-29_000.jpg</text:p>
          </table:table-cell>
          <table:table-cell table:style-name="ce19" office:value-type="string">
            <text:p>:m RES 2*2 / free# JVEMV6 76#_11:3 / 76. theoretical-physics(tp) / w=~,topics=変分法;ELE:example:弧長の最短を求める,other=calc+:(lim_(x→+∞)(x^2/(1-x^2))),s=~,i=~,doc=r-5-1-~2#3.6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RES 2*2 / free# JVEMV6 76#_11:3 / 76. theoretical-physics(tp) / w=~,topics=変分法;ELE:example:弧長の最短を求める,other=calc+:(lim_(x→+∞)(x^2/(1-x^2))),s=~,i=~,doc=r-5-1-~2#3.6">
            <text:p>:m RES 2*2 / free# JVEMV6 76#_11:3 / 76. theoretical-physics(tp) / w=~,topics=変分法;ELE:example:弧長の最短を求める,other=calc+:(lim_(x→+∞)(x^2/(1-x^2))),s=~,i=~,doc=r-5-1-~2#3.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26_00-41-50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26_03-46-28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26_07-22-10_000.jpg</text:p>
          </table:table-cell>
          <table:table-cell table:style-name="ce18" office:value-type="string">
            <text:p>:m :PHOTO 起きた時刻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5_18-58-52_000.mp4</text:p>
          </table:table-cell>
          <table:table-cell table:style-name="ce11" office:value-type="string">
            <text:p>:VIDEO / @自室 / 記録 / jap.flute / 演奏、play / R=1 / todays-melody,other=~,memo=~,notes=~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IDEO / @自室 / 記録 / jap.flute / 演奏、play / R=1 / todays-melody,other=~,memo=~,notes=~,Re+">
            <text:p>:VIDEO / @自室 / 記録 / jap.flute / 演奏、play / R=1 / todays-melody,other=~,memo=~,notes=~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qq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021/10/26</text:date>, <text:time>08:58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26T08:58:37.35</dc:date>
    <dc:creator>iwabuchi ken</dc:creator>
    <meta:editing-duration>P38DT22H53M31S</meta:editing-duration>
    <meta:editing-cycles>13623</meta:editing-cycles>
    <meta:document-statistic meta:table-count="1" meta:cell-count="441" meta:object-count="0"/>
  </office:meta>
</office:document-meta>
</file>